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fo:font-weight="bold" officeooo:rsid="000c96a4" officeooo:paragraph-rsid="000c96a4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Standard">
      <style:text-properties fo:language="zxx" fo:country="none" fo:font-weight="normal" officeooo:rsid="000c96a4" officeooo:paragraph-rsid="000c96a4" style:language-asian="zxx" style:country-asian="none" style:font-weight-asian="normal" style:language-complex="zxx" style:country-complex="none" style:font-weight-complex="normal"/>
    </style:style>
    <style:style style:name="P3" style:family="paragraph" style:parent-style-name="Standard">
      <style:text-properties fo:language="zxx" fo:country="none" fo:font-weight="normal" officeooo:rsid="000c96a4" officeooo:paragraph-rsid="001066d4" style:language-asian="zxx" style:country-asian="none" style:font-weight-asian="normal" style:language-complex="zxx" style:country-complex="none" style:font-weight-complex="normal"/>
    </style:style>
    <style:style style:name="P4" style:family="paragraph" style:parent-style-name="Standard">
      <style:text-properties fo:language="zxx" fo:country="none" fo:font-weight="normal" officeooo:rsid="000c96a4" officeooo:paragraph-rsid="000c96a4" style:language-asian="zxx" style:country-asian="none" style:font-weight-asian="normal" style:language-complex="zxx" style:country-complex="none" style:font-weight-complex="normal"/>
    </style:style>
    <style:style style:name="T1" style:family="text">
      <style:text-properties officeooo:rsid="000f8384"/>
    </style:style>
    <style:style style:name="T2" style:family="text">
      <style:text-properties officeooo:rsid="0015a7ed"/>
    </style:style>
    <style:style style:name="T3" style:family="text">
      <style:text-properties officeooo:rsid="001952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RINCHE installation process:</text:p>
      <text:p text:style-name="P1"/>
      <text:p text:style-name="P3">- migrate DB tables <text:s text:c="2"/><text:tab/><text:tab/><text:tab/><text:tab/><text:span text:style-name="T1">2 <text:tab/>OK</text:span></text:p>
      <text:p text:style-name="P2">- save MySQL connection configuration <text:tab/><text:span text:style-name="T1">1 <text:tab/></text:span><text:bookmark-start text:name="__DdeLink__16_1759143364"/><text:span text:style-name="T1">OK</text:span><text:bookmark-end text:name="__DdeLink__16_1759143364"/></text:p>
      <text:p text:style-name="P3">- create admin user<text:tab/><text:tab/><text:tab/><text:tab/><text:span text:style-name="T1">3 <text:tab/>OK</text:span></text:p>
      <text:p text:style-name="P2">- save user settings<text:tab/><text:tab/><text:tab/><text:tab/><text:span text:style-name="T1">4 <text:tab/>OK</text:span></text:p>
      <text:p text:style-name="P2">- save website name and info<text:tab/><text:tab/><text:tab/><text:span text:style-name="T1">5<text:tab/>OK</text:span></text:p>
      <text:p text:style-name="P2">- change system status to installed <text:span text:style-name="T3">and set</text:span><text:tab/><text:span text:style-name="T2">7<text:tab/>OK</text:span></text:p>
      <text:p text:style-name="P2">- <text:span text:style-name="T2">generate admin link and save<text:tab/><text:tab/>6<text:tab/>OK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k" fo:country="SK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k" fo:country="SK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2T12:13:00.828119902</meta:creation-date>
    <dc:date>2016-11-21T17:11:06.318288617</dc:date>
    <meta:editing-duration>PT7H31M56S</meta:editing-duration>
    <meta:editing-cycles>16</meta:editing-cycles>
    <meta:generator>LibreOffice/5.2.2.2$Linux_X86_64 LibreOffice_project/20m0$Build-2</meta:generator>
    <meta:document-statistic meta:table-count="0" meta:image-count="0" meta:object-count="0" meta:page-count="1" meta:paragraph-count="8" meta:word-count="54" meta:character-count="280" meta:non-whitespace-character-count="214"/>
  </office:meta>
</office:document-meta>
</file>